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cell-protect="non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cell-protect="none" style:repeat-content="false"/>
      <style:paragraph-properties fo:text-align="start" fo:margin-left="0cm"/>
      <style:text-properties fo: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cell-protect="non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cell-protect="non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cell-protect="non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cell-protect="non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non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vertical-align="top" style:cell-protect="non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10.414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65.4pt" style:use-optimal-row-height="false" fo:break-before="auto"/>
    </style:style>
    <style:style style:name="ro4" style:family="table-row">
      <style:table-row-properties style:row-height="155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Items.$A$2:.$A$359])" table:base-cell-address="Comments.B12">
          <table:help-message table:display="true"/>
          <table:error-message table:display="true"/>
        </table:content-validation>
      </table:content-validations>
      <table:table table:name="Comments" table:style-name="ta1" table:protected="tru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9">
            <text:p>Template document for comments to the draft <text:s/>Communication on Commission guidance on the application of the CRA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Organisation/individual</text:p>
          </table:table-cell>
          <table:table-cell table:number-columns-spanned="3" table:number-rows-spanned="1" table:style-name="ce20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e</text:p>
          </table:table-cell>
          <table:table-cell table:number-columns-spanned="3" table:number-rows-spanned="1" table:style-name="ce20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Other relevant info</text:p>
          </table:table-cell>
          <table:table-cell table:number-columns-spanned="3" table:number-rows-spanned="1" table:style-name="ce20"/>
          <table:covered-table-cell table:number-columns-repeated="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text:p>Instructions for the use of the templat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2">
            <text:p>If you are providing comments on a<text:s/><text:span text:style-name="T2">figure</text:span>, please indicate the number of the figure (<text:span text:style-name="T2">F.x</text:span>); if you are providing comments on a<text:s/><text:span text:style-name="T2">section<text:s/></text:span>as a whole, or on a topic related to a specific section, please indicate the number of the section (<text:span text:style-name="T2">S.x</text:span>); if you are providing comments on a specific<text:s/><text:span text:style-name="T2">paragraph</text:span>, please indicate the specific paragraph (<text:span text:style-name="T2">P.x</text:span>); if you are providing comments on a specific<text:s/><text:span text:style-name="T2">example</text:span>, please indicate the number of the example (<text:span text:style-name="T2">E.x</text:span>).<text:s/></text:p>
            <text:p>If you wish to provide comments on a<text:s/><text:span text:style-name="T2">topic that is not covered</text:span><text:s/>by the draft guidance, please select "<text:span text:style-name="T2">Other topic</text:span>"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3">
            <text:p>Organisation/individual</text:p>
          </table:table-cell>
          <table:table-cell office:value-type="string" table:style-name="ce24">
            <text:p>Item number</text:p>
          </table:table-cell>
          <table:table-cell office:value-type="string" table:style-name="ce25">
            <text:p>Comments</text:p>
          </table:table-cell>
          <table:table-cell office:value-type="string" table:style-name="ce26">
            <text:p>Proposed change</text:p>
          </table:table-cell>
          <table:table-cell table:number-columns-repeated="16380" table:style-name="ce3"/>
        </table:table-row>
        <table:table-row table:style-name="ro4">
          <table:table-cell office:value-type="string" table:style-name="ce4">
            <text:p>(Please enter the name of the organisation you represent or your name)</text:p>
          </table:table-cell>
          <table:table-cell office:value-type="string" table:style-name="ce5">
            <text:p>(Please enter on which point you are commenting, as per above instructions.</text:p>
            <text:p>Allowed input:</text:p>
            <text:p>F.x; S.x; P.x; E.x; Other topic)</text:p>
          </table:table-cell>
          <table:table-cell office:value-type="string" table:style-name="ce6">
            <text:p>(Please enter your comment and a concise explanation or rationale.)</text:p>
          </table:table-cell>
          <table:table-cell office:value-type="string" table:style-name="ce7">
            <text:p>(Please enter your proposal (suggestion, modification, etc) as a text fragment for addition into the text or describe it as concise and precise as possible.)</text:p>
          </table:table-cell>
          <table:table-cell table:number-columns-repeated="16380" table:style-name="ce8"/>
        </table:table-row>
        <table:table-row table:style-name="ro2">
          <table:table-cell table:style-name="ce9"/>
          <table:table-cell table:content-validation-name="val1" table:style-name="ce10"/>
          <table:table-cell table:style-name="ce11"/>
          <table:table-cell table:style-name="ce12"/>
          <table:table-cell table:number-columns-repeated="16380"/>
        </table:table-row>
        <table:table-row table:number-rows-repeated="3" table:style-name="ro2">
          <table:table-cell table:style-name="ce13"/>
          <table:table-cell table:content-validation-name="val1" table:style-name="ce14"/>
          <table:table-cell table:style-name="ce15"/>
          <table:table-cell table:style-name="ce16"/>
          <table:table-cell table:number-columns-repeated="16380"/>
        </table:table-row>
        <table:table-row table:number-rows-repeated="243" table:style-name="ro2">
          <table:table-cell table:style-name="ce9"/>
          <table:table-cell table:content-validation-name="val1" table:style-name="ce10"/>
          <table:table-cell table:style-name="ce11"/>
          <table:table-cell table:style-name="ce12"/>
          <table:table-cell table:number-columns-repeated="16380"/>
        </table:table-row>
        <table:table-row table:style-name="ro2">
          <table:table-cell table:style-name="ce13"/>
          <table:table-cell table:content-validation-name="val1" table:style-name="ce14"/>
          <table:table-cell table:style-name="ce15"/>
          <table:table-cell table:style-name="ce16"/>
          <table:table-cell table:number-columns-repeated="16380"/>
        </table:table-row>
        <table:table-row table:number-rows-repeated="738" table:style-name="ro2">
          <table:table-cell table:style-name="ce17"/>
          <table:table-cell table:content-validation-name="val1" table:style-name="ce11"/>
          <table:table-cell table:style-name="ce11"/>
          <table:table-cell table:style-name="ce12"/>
          <table:table-cell table:number-columns-repeated="16380"/>
        </table:table-row>
        <table:table-row table:style-name="ro2">
          <table:table-cell table:style-name="ce18"/>
          <table:table-cell table:content-validation-name="val1" table:style-name="ce15"/>
          <table:table-cell table:style-name="ce15"/>
          <table:table-cell table:style-name="ce16"/>
          <table:table-cell table:number-columns-repeated="16380"/>
        </table:table-row>
        <table:table-row table:number-rows-repeated="1047578" table:style-name="ro2">
          <table:table-cell table:number-columns-repeated="16384"/>
        </table:table-row>
      </table:table>
      <table:table table:name="Items" table:style-name="ta2" table:protected="true">
        <table:table-column table:style-name="co6" table:default-cell-style-name="ce1"/>
        <table:table-column table:style-name="co7" table:number-columns-repeated="16383" table:default-cell-style-name="ce1"/>
        <table:table-row table:style-name="ro2">
          <table:table-cell office:value-type="string" table:style-name="ce1">
            <text:p>Column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.1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1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1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2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2.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3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3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4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4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4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4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6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6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6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7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7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7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7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1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1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1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8.3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2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2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3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.9.3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1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3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4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.5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3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4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5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6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7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8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9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0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1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3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4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5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6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7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8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19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0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1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3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.23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ther topic</text:p>
          </table:table-cell>
          <table:table-cell table:number-columns-repeated="16383"/>
        </table:table-row>
        <table:table-row table:number-rows-repeated="1048217" table:style-name="ro2">
          <table:table-cell table:number-columns-repeated="16384"/>
        </table:table-row>
      </table:table>
      <table:database-ranges>
        <table:database-range table:target-range-address="Comments.A10:Comments.D998" table:name="Tabel1"/>
        <table:database-range table:target-range-address="Items.A1:Items.A359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/>
    <dc:description/>
    <dc:subject/>
    <meta:initial-creator/>
    <dc:creator>BERNABO Tommaso (CNECT)</dc:creator>
    <meta:creation-date>2026-03-05T13:45:41Z</meta:creation-date>
    <dc:date>2026-03-05T13:55:13Z</dc:date>
    <meta:editing-cycles>1</meta:editing-cycles>
  </office:meta>
</office:document-meta>
</file>